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bottom="0.166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 New Roman" fo:font-size="12.0pt"/>
    </style:style>
    <style:style style:name="P2" style:family="paragraph" style:parent-style-name="Standard">
      <style:paragraph-properties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" fo:font-size="13.0pt" fo:color="#000000"/>
    </style:style>
    <style:style style:name="P3" style:family="paragraph" style:parent-style-name="Standard">
      <style:paragraph-properties fo:margin-bottom="0.166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Courier New" fo:font-size="13.0pt"/>
    </style:style>
    <style:style style:name="P4" style:family="paragraph" style:parent-style-name="Standard">
      <style:paragraph-properties fo:margin-bottom="0.1667in"/>
      <style:text-properties style:font-name="Times" fo:font-size="12.0pt"/>
    </style:style>
    <style:style style:name="P5" style:family="paragraph" style:parent-style-name="Standard">
      <style:paragraph-properties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" fo:font-size="12.0pt" fo:color="#80808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" fo:font-size="12.0pt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" fo:font-size="12.0pt" fo:color="#000000"/>
    </style:style>
    <style:style style:name="P8" style:family="paragraph" style:parent-style-name="Standard">
      <style:paragraph-properties fo:margin-bottom="0.1111in" fo:margin-left="0.5000in" fo:text-indent="-0.5000in">
        <style:tab-stops>
          <style:tab-stop style:position="0.1528in"/>
          <style:tab-stop style:position="0.5000in"/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" fo:font-size="12.0pt"/>
    </style:style>
    <style:style style:name="P9" style:family="paragraph" style:parent-style-name="Standard">
      <style:paragraph-properties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" fo:font-size="12.0pt" fo:color="#000000"/>
    </style:style>
    <style:style style:name="P10" style:family="paragraph" style:parent-style-name="Standard">
      <style:paragraph-properties fo:text-align="justify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" fo:font-size="12.0pt" fo:color="#000000"/>
    </style:style>
    <style:style style:name="P11" style:family="paragraph" style:parent-style-name="Standard">
      <style:paragraph-properties fo:text-align="justify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7in"/>
          <style:tab-stop style:position="5.0888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7in"/>
        </style:tab-stops>
      </style:paragraph-properties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style:font-name="Times New Roman" fo:font-size="12.0pt" fo:font-size-asian="12.0pt" fo:font-size-complex="12.0pt" fo:letter-spacing="0.0000in" fo:color="#000000"/>
    </style:style>
    <style:style style:name="T3" style:family="text">
      <style:text-properties fo:font-size="12.0pt" fo:font-size-asian="12.0pt" fo:font-size-complex="12.0pt" fo:letter-spacing="0.0000in"/>
    </style:style>
    <style:style style:name="T4" style:family="text">
      <style:text-properties style:font-name="Courier New" fo:letter-spacing="0.0000in"/>
    </style:style>
    <style:style style:name="T5" style:family="text">
      <style:text-properties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)" style:num-format="a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Aldea Valentin-Emanuel <text:s text:c="11"/></text:span></text:p>
      <text:p text:style-name="P1"><text:span text:style-name="T1">Grupa: 221 <text:s text:c="8"/></text:span></text:p>
      <text:p text:style-name="P1"><text:span text:style-name="T1">Email: valentinaldea01@yahoo.com</text:span></text:p>
      <text:p text:style-name="P2"><text:span text:style-name="T2">Ce se afișează la rularea codului urmator? Explicați.</text:span><text:span text:style-name="T3"><text:line-break/><text:line-break/></text:span><text:span text:style-name="T1">public class Produs {<text:line-break/><text:s text:c="4"/>private int y=0;<text:line-break/><text:line-break/><text:s text:c="4"/>public int D(int ...x)<text:line-break/><text:s text:c="4"/>{<text:line-break/><text:s text:c="8"/>for(int i : x)<text:line-break/><text:s text:c="12"/>if(i&gt;3)<text:line-break/><text:s text:c="16"/>y += i;<text:line-break/><text:s text:c="12"/>else<text:line-break/><text:s text:c="16"/>this.y -= i;<text:line-break/><text:line-break/><text:s text:c="8"/>return this.y;<text:line-break/><text:s text:c="4"/>}<text:line-break/>}</text:span></text:p>
      <text:p text:style-name="P2"><text:span text:style-name="T4"><text:line-break/><text:line-break/></text:span><text:span text:style-name="T1">public class Main {<text:line-break/><text:line-break/><text:s text:c="4"/>protected static void main(String[] args) {<text:line-break/><text:s text:c="8"/>Produs P = new Produs();<text:line-break/><text:s text:c="8"/>System.</text:span><text:span text:style-name="T5">out</text:span><text:span text:style-name="T1">.println(P.D(1,2,3,4,5,16));<text:line-break/><text:s text:c="4"/>}<text:line-break/>}</text:span></text:p>
      <text:p text:style-name="P3"><text:span text:style-name="T1"/></text:p>
      <text:p text:style-name="P4"><text:span text:style-name="T1"/></text:p>
      <text:p text:style-name="P5"><text:span text:style-name="T1">Variante de răspuns:</text:span></text:p>
      <text:list text:style-name="L1">
        <text:list-item>
          <text:p text:style-name="P6"><text:span text:style-name="T1">9</text:span></text:p>
        </text:list-item>
        <text:list-item>
          <text:p text:style-name="P7"><text:span text:style-name="T1">Eroare la compilare</text:span></text:p>
        </text:list-item>
        <text:list-item>
          <text:p text:style-name="P6"><text:span text:style-name="T1">Eroare la runtime</text:span></text:p>
        </text:list-item>
        <text:list-item>
          <text:p text:style-name="P8"><text:span text:style-name="T1">19, deoarece se efectueaza suma dintre suma numerelor mai mari decat 3 si diferenta celorlalte</text:span></text:p>
        </text:list-item>
        <text:list-item>
          <text:p text:style-name="P8"><text:span text:style-name="T1">25</text:span></text:p>
        </text:list-item>
      </text:list>
      <text:p text:style-name="P9"><text:span text:style-name="T1"/></text:p>
      <text:p text:style-name="P10"><text:span text:style-name="T1">Explicații:</text:span></text:p>
      <text:p text:style-name="P11"><text:span text:style-name="T1"/></text:p>
      <text:p text:style-name="P10"><text:span text:style-name="T1">Raspunsul corect este c), pentru ca main-ul trebuie să fie declarat public, deoarece trebuie apelat prin cod în afara clasei sale la începerea programului. Va compila, dar nu va mer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  <meta:initial-creator>Iuliana</meta:initial-creator>
  </office:meta>
</office:document-meta>
</file>